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font-weight-asian="normal"/>
    </style:style>
    <style:style style:name="ce5" style:family="table-cell" style:parent-style-name="Default" style:data-style-name="N111"/>
    <style:style style:name="ce6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cm"/>
      <style:text-properties style:font-weight-asian="normal"/>
    </style:style>
    <style:style style:name="ce7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0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is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epsilon0</text:p>
          </table:table-cell>
          <table:table-cell table:style-name="ce1" office:value-type="float" office:value="0.00000000000885">
            <text:p>8,85E-01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lementry charge</text:p>
          </table:table-cell>
          <table:table-cell table:style-name="ce1" office:value-type="float" office:value="1.602E-019">
            <text:p>1,60E-01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lectron mass</text:p>
          </table:table-cell>
          <table:table-cell table:style-name="ce1" office:value-type="float" office:value="9.109E-031">
            <text:p>9,11E-0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0</text:p>
          </table:table-cell>
          <table:table-cell office:value-type="float" office:value="104.424">
            <text:p>104,424</text:p>
          </table:table-cell>
          <table:table-cell table:formula="of:=14.9254*[.C5]+1173.1" office:value-type="float" office:value="2731.6699696">
            <text:p>2731,6699696</text:p>
          </table:table-cell>
          <table:table-cell table:number-columns-repeated="2"/>
          <table:table-cell office:value-type="string">
            <text:p>(r/r)^2</text:p>
          </table:table-cell>
          <table:table-cell office:value-type="float" office:value="19.75">
            <text:p>19,7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</text:p>
          </table:table-cell>
          <table:table-cell office:value-type="float" office:value="500">
            <text:p>500</text:p>
          </table:table-cell>
          <table:table-cell office:value-type="string">
            <text:p>Pa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</text:p>
          </table:table-cell>
          <table:table-cell table:style-name="ce3" office:value-type="string">
            <text:p>f'[Mhz]</text:p>
          </table:table-cell>
          <table:table-cell table:style-name="ce3" office:value-type="string">
            <text:p>t</text:p>
          </table:table-cell>
          <table:table-cell table:style-name="ce3" office:value-type="string">
            <text:p>n_e</text:p>
          </table:table-cell>
          <table:table-cell table:style-name="ce8" office:value-type="string">
            <text:p>1/n_e [10^-16]</text:p>
          </table:table-cell>
          <table:table-cell table:style-name="ce3" office:value-type="string">
            <text:p>ln n_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484">
            <text:p>104,484</text:p>
          </table:table-cell>
          <table:table-cell table:style-name="ce4" table:formula="of:=14.9254*[.B8]+1173.1" office:value-type="float" office:value="2732.5654936">
            <text:p>2732,57</text:p>
          </table:table-cell>
          <table:table-cell table:style-name="ce3" office:value-type="float" office:value="1640">
            <text:p>1640</text:p>
          </table:table-cell>
          <table:table-cell table:style-name="ce6" table:formula="of:=0.4234*[.$H$5]*([.C8]-[.$D$5])*1000000*8*PI()*PI()*[.$H$2]*[.$H$4]*[.$D$5]*1000000*(1/[.$H$3]^2)" office:value-type="float" office:value="507343491099136">
            <text:p>5,07E+014</text:p>
          </table:table-cell>
          <table:table-cell table:style-name="ce9" table:formula="of:=1/[.E8]*1E+016" office:value-type="float" office:value="19.7105120602523">
            <text:p>19,71</text:p>
          </table:table-cell>
          <table:table-cell table:style-name="ce4" table:formula="of:=LN([.E8])" office:value-type="float" office:value="33.860209387359">
            <text:p>33,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52">
            <text:p>104,52</text:p>
          </table:table-cell>
          <table:table-cell table:style-name="ce4" table:formula="of:=14.9254*[.B9]+1173.1" office:value-type="float" office:value="2733.102808">
            <text:p>2733,10</text:p>
          </table:table-cell>
          <table:table-cell table:style-name="ce3" office:value-type="float" office:value="1160">
            <text:p>1160</text:p>
          </table:table-cell>
          <table:table-cell table:style-name="ce6" table:formula="of:=0.4234*[.$H$5]*([.C9]-[.$D$5])*1000000*8*PI()*PI()*[.$H$2]*[.$H$4]*[.$D$5]*1000000*(1/[.$H$3]^2)" office:value-type="float" office:value="811749585758360">
            <text:p>8,12E+014</text:p>
          </table:table-cell>
          <table:table-cell table:style-name="ce9" table:formula="of:=1/[.E9]*1E+016" office:value-type="float" office:value="12.3190700376616">
            <text:p>12,32</text:p>
          </table:table-cell>
          <table:table-cell table:style-name="ce4" table:formula="of:=LN([.E9])" office:value-type="float" office:value="34.3302130166045">
            <text:p>34,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542">
            <text:p>104,542</text:p>
          </table:table-cell>
          <table:table-cell table:style-name="ce4" table:formula="of:=14.9254*[.B10]+1173.1" office:value-type="float" office:value="2733.4311668">
            <text:p>2733,43</text:p>
          </table:table-cell>
          <table:table-cell table:style-name="ce3" office:value-type="float" office:value="890">
            <text:p>890</text:p>
          </table:table-cell>
          <table:table-cell table:style-name="ce6" table:formula="of:=0.4234*[.$H$5]*([.C10]-[.$D$5])*1000000*8*PI()*PI()*[.$H$2]*[.$H$4]*[.$D$5]*1000000*(1/[.$H$3]^2)" office:value-type="float" office:value="997775532494924">
            <text:p>9,98E+014</text:p>
          </table:table-cell>
          <table:table-cell table:style-name="ce9" table:formula="of:=1/[.E10]*1E+016" office:value-type="float" office:value="10.0222942679253">
            <text:p>10,02</text:p>
          </table:table-cell>
          <table:table-cell table:style-name="ce4" table:formula="of:=LN([.E10])" office:value-type="float" office:value="34.5365494496026">
            <text:p>34,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56">
            <text:p>104,56</text:p>
          </table:table-cell>
          <table:table-cell table:style-name="ce4" table:formula="of:=14.9254*[.B11]+1173.1" office:value-type="float" office:value="2733.699824">
            <text:p>2733,70</text:p>
          </table:table-cell>
          <table:table-cell table:style-name="ce3" office:value-type="float" office:value="770">
            <text:p>770</text:p>
          </table:table-cell>
          <table:table-cell table:style-name="ce6" table:formula="of:=0.4234*[.$H$5]*([.C11]-[.$D$5])*1000000*8*PI()*PI()*[.$H$2]*[.$H$4]*[.$D$5]*1000000*(1/[.$H$3]^2)" office:value-type="float" office:value="1.14997857982454E+015">
            <text:p>1,15E+015</text:p>
          </table:table-cell>
          <table:table-cell table:style-name="ce9" table:formula="of:=1/[.E11]*1E+016" office:value-type="float" office:value="8.69581414423024">
            <text:p>8,70</text:p>
          </table:table-cell>
          <table:table-cell table:style-name="ce4" table:formula="of:=LN([.E11])" office:value-type="float" office:value="34.6785197108728">
            <text:p>34,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602">
            <text:p>104,602</text:p>
          </table:table-cell>
          <table:table-cell table:style-name="ce4" table:formula="of:=14.9254*[.B12]+1173.1" office:value-type="float" office:value="2734.3266908">
            <text:p>2734,33</text:p>
          </table:table-cell>
          <table:table-cell table:style-name="ce3" office:value-type="float" office:value="590">
            <text:p>590</text:p>
          </table:table-cell>
          <table:table-cell table:style-name="ce6" table:formula="of:=0.4234*[.$H$5]*([.C12]-[.$D$5])*1000000*8*PI()*PI()*[.$H$2]*[.$H$4]*[.$D$5]*1000000*(1/[.$H$3]^2)" office:value-type="float" office:value="1.50511902359406E+015">
            <text:p>1,51E+015</text:p>
          </table:table-cell>
          <table:table-cell table:style-name="ce9" table:formula="of:=1/[.E12]*1E+016" office:value-type="float" office:value="6.64399282929871">
            <text:p>6,64</text:p>
          </table:table-cell>
          <table:table-cell table:style-name="ce4" table:formula="of:=LN([.E12])" office:value-type="float" office:value="34.947648375429">
            <text:p>34,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642">
            <text:p>104,642</text:p>
          </table:table-cell>
          <table:table-cell table:style-name="ce4" table:formula="of:=14.9254*[.B13]+1173.1" office:value-type="float" office:value="2734.9237068">
            <text:p>2734,92</text:p>
          </table:table-cell>
          <table:table-cell table:style-name="ce3" office:value-type="float" office:value="460">
            <text:p>460</text:p>
          </table:table-cell>
          <table:table-cell table:style-name="ce6" table:formula="of:=0.4234*[.$H$5]*([.C13]-[.$D$5])*1000000*8*PI()*PI()*[.$H$2]*[.$H$4]*[.$D$5]*1000000*(1/[.$H$3]^2)" office:value-type="float" office:value="1.84334801765998E+015">
            <text:p>1,84E+015</text:p>
          </table:table-cell>
          <table:table-cell table:style-name="ce9" table:formula="of:=1/[.E13]*1E+016" office:value-type="float" office:value="5.42491157621685">
            <text:p>5,42</text:p>
          </table:table-cell>
          <table:table-cell table:style-name="ce4" table:formula="of:=LN([.E13])" office:value-type="float" office:value="35.1503598879259">
            <text:p>35,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71">
            <text:p>104,71</text:p>
          </table:table-cell>
          <table:table-cell table:style-name="ce4" table:formula="of:=14.9254*[.B14]+1173.1" office:value-type="float" office:value="2735.938634">
            <text:p>2735,94</text:p>
          </table:table-cell>
          <table:table-cell table:style-name="ce3" office:value-type="float" office:value="400">
            <text:p>400</text:p>
          </table:table-cell>
          <table:table-cell table:style-name="ce6" table:formula="of:=0.4234*[.$H$5]*([.C14]-[.$D$5])*1000000*8*PI()*PI()*[.$H$2]*[.$H$4]*[.$D$5]*1000000*(1/[.$H$3]^2)" office:value-type="float" office:value="2.4183373075725E+015">
            <text:p>2,42E+015</text:p>
          </table:table-cell>
          <table:table-cell table:style-name="ce9" table:formula="of:=1/[.E14]*1E+016" office:value-type="float" office:value="4.13507246019286">
            <text:p>4,14</text:p>
          </table:table-cell>
          <table:table-cell table:style-name="ce4" table:formula="of:=LN([.E14])" office:value-type="float" office:value="35.4218566359568">
            <text:p>35,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764">
            <text:p>104,764</text:p>
          </table:table-cell>
          <table:table-cell table:style-name="ce4" table:formula="of:=14.9254*[.B15]+1173.1" office:value-type="float" office:value="2736.7446056">
            <text:p>2736,74</text:p>
          </table:table-cell>
          <table:table-cell table:style-name="ce3" office:value-type="float" office:value="324">
            <text:p>324</text:p>
          </table:table-cell>
          <table:table-cell table:style-name="ce6" table:formula="of:=0.4234*[.$H$5]*([.C15]-[.$D$5])*1000000*8*PI()*PI()*[.$H$2]*[.$H$4]*[.$D$5]*1000000*(1/[.$H$3]^2)" office:value-type="float" office:value="2.8749464495616E+015">
            <text:p>2,87E+015</text:p>
          </table:table-cell>
          <table:table-cell table:style-name="ce9" table:formula="of:=1/[.E15]*1E+016" office:value-type="float" office:value="3.47832565769178">
            <text:p>3,48</text:p>
          </table:table-cell>
          <table:table-cell table:style-name="ce4" table:formula="of:=LN([.E15])" office:value-type="float" office:value="35.5948104427471">
            <text:p>35,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874">
            <text:p>104,874</text:p>
          </table:table-cell>
          <table:table-cell table:style-name="ce4" table:formula="of:=14.9254*[.B16]+1173.1" office:value-type="float" office:value="2738.3863996">
            <text:p>2738,39</text:p>
          </table:table-cell>
          <table:table-cell table:style-name="ce3" office:value-type="float" office:value="244">
            <text:p>244</text:p>
          </table:table-cell>
          <table:table-cell table:style-name="ce6" table:formula="of:=0.4234*[.$H$5]*([.C16]-[.$D$5])*1000000*8*PI()*PI()*[.$H$2]*[.$H$4]*[.$D$5]*1000000*(1/[.$H$3]^2)" office:value-type="float" office:value="3.80507618324339E+015">
            <text:p>3,81E+015</text:p>
          </table:table-cell>
          <table:table-cell table:style-name="ce9" table:formula="of:=1/[.E16]*1E+016" office:value-type="float" office:value="2.62806827470039">
            <text:p>2,63</text:p>
          </table:table-cell>
          <table:table-cell table:style-name="ce4" table:formula="of:=LN([.E16])" office:value-type="float" office:value="35.8751124079013">
            <text:p>35,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972">
            <text:p>104,972</text:p>
          </table:table-cell>
          <table:table-cell table:style-name="ce4" table:formula="of:=14.9254*[.B17]+1173.1" office:value-type="float" office:value="2739.8490888">
            <text:p>2739,85</text:p>
          </table:table-cell>
          <table:table-cell table:style-name="ce3" office:value-type="float" office:value="180">
            <text:p>180</text:p>
          </table:table-cell>
          <table:table-cell table:style-name="ce6" table:formula="of:=0.4234*[.$H$5]*([.C17]-[.$D$5])*1000000*8*PI()*PI()*[.$H$2]*[.$H$4]*[.$D$5]*1000000*(1/[.$H$3]^2)" office:value-type="float" office:value="4.63373721870509E+015">
            <text:p>4,63E+015</text:p>
          </table:table-cell>
          <table:table-cell table:style-name="ce9" table:formula="of:=1/[.E17]*1E+016" office:value-type="float" office:value="2.15808526207158">
            <text:p>2,16</text:p>
          </table:table-cell>
          <table:table-cell table:style-name="ce4" table:formula="of:=LN([.E17])" office:value-type="float" office:value="36.0721401120849">
            <text:p>36,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.124">
            <text:p>105,124</text:p>
          </table:table-cell>
          <table:table-cell table:style-name="ce4" table:formula="of:=14.9254*[.B18]+1173.1" office:value-type="float" office:value="2742.1177496">
            <text:p>2742,12</text:p>
          </table:table-cell>
          <table:table-cell table:style-name="ce3" office:value-type="float" office:value="146">
            <text:p>146</text:p>
          </table:table-cell>
          <table:table-cell table:style-name="ce6" table:formula="of:=0.4234*[.$H$5]*([.C18]-[.$D$5])*1000000*8*PI()*PI()*[.$H$2]*[.$H$4]*[.$D$5]*1000000*(1/[.$H$3]^2)" office:value-type="float" office:value="5.91900739615641E+015">
            <text:p>5,92E+015</text:p>
          </table:table-cell>
          <table:table-cell table:style-name="ce9" table:formula="of:=1/[.E18]*1E+016" office:value-type="float" office:value="1.68947246230739">
            <text:p>1,69</text:p>
          </table:table-cell>
          <table:table-cell table:style-name="ce4" table:formula="of:=LN([.E18])" office:value-type="float" office:value="36.3169451601803">
            <text:p>36,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.286">
            <text:p>105,286</text:p>
          </table:table-cell>
          <table:table-cell table:style-name="ce4" table:formula="of:=14.9254*[.B19]+1173.1" office:value-type="float" office:value="2744.5356644">
            <text:p>2744,54</text:p>
          </table:table-cell>
          <table:table-cell table:style-name="ce3" office:value-type="float" office:value="108">
            <text:p>108</text:p>
          </table:table-cell>
          <table:table-cell table:style-name="ce6" table:formula="of:=0.4234*[.$H$5]*([.C19]-[.$D$5])*1000000*8*PI()*PI()*[.$H$2]*[.$H$4]*[.$D$5]*1000000*(1/[.$H$3]^2)" office:value-type="float" office:value="7.28883482212395E+015">
            <text:p>7,29E+015</text:p>
          </table:table-cell>
          <table:table-cell table:style-name="ce9" table:formula="of:=1/[.E19]*1E+016" office:value-type="float" office:value="1.37196139630532">
            <text:p>1,37</text:p>
          </table:table-cell>
          <table:table-cell table:style-name="ce4" table:formula="of:=LN([.E19])" office:value-type="float" office:value="36.5251200958006">
            <text:p>36,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.54">
            <text:p>105,54</text:p>
          </table:table-cell>
          <table:table-cell table:style-name="ce4" table:formula="of:=14.9254*[.B20]+1173.1" office:value-type="float" office:value="2748.326716">
            <text:p>2748,33</text:p>
          </table:table-cell>
          <table:table-cell table:style-name="ce3" office:value-type="float" office:value="86">
            <text:p>86</text:p>
          </table:table-cell>
          <table:table-cell table:style-name="ce6" table:formula="of:=0.4234*[.$H$5]*([.C20]-[.$D$5])*1000000*8*PI()*PI()*[.$H$2]*[.$H$4]*[.$D$5]*1000000*(1/[.$H$3]^2)" office:value-type="float" office:value="9.43658893444367E+015">
            <text:p>9,44E+015</text:p>
          </table:table-cell>
          <table:table-cell table:style-name="ce9" table:formula="of:=1/[.E20]*1E+016" office:value-type="float" office:value="1.05970494947596">
            <text:p>1,06</text:p>
          </table:table-cell>
          <table:table-cell table:style-name="ce4" table:formula="of:=LN([.E20])" office:value-type="float" office:value="36.7833709680782">
            <text:p>36,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.824">
            <text:p>105,824</text:p>
          </table:table-cell>
          <table:table-cell table:style-name="ce4" table:formula="of:=14.9254*[.B21]+1173.1" office:value-type="float" office:value="2752.5655296">
            <text:p>2752,57</text:p>
          </table:table-cell>
          <table:table-cell table:style-name="ce3" office:value-type="float" office:value="62">
            <text:p>62</text:p>
          </table:table-cell>
          <table:table-cell table:style-name="ce6" table:formula="of:=0.4234*[.$H$5]*([.C21]-[.$D$5])*1000000*8*PI()*PI()*[.$H$2]*[.$H$4]*[.$D$5]*1000000*(1/[.$H$3]^2)" office:value-type="float" office:value="1.18380147923126E+016">
            <text:p>1,18E+016</text:p>
          </table:table-cell>
          <table:table-cell table:style-name="ce9" table:formula="of:=1/[.E21]*1E+016" office:value-type="float" office:value="0.844736231153711">
            <text:p>0,84</text:p>
          </table:table-cell>
          <table:table-cell table:style-name="ce4" table:formula="of:=LN([.E21])" office:value-type="float" office:value="37.0100923407402">
            <text:p>37,01</text:p>
          </table:table-cell>
          <table:table-cell table:number-columns-repeated="3"/>
        </table:table-row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office:value-type="string">
            <text:p>f0</text:p>
          </table:table-cell>
          <table:table-cell office:value-type="float" office:value="104.416">
            <text:p>104,416</text:p>
          </table:table-cell>
          <table:table-cell table:formula="of:=14.9254*[.C29]+1173.1" office:value-type="float" office:value="2731.5505664">
            <text:p>2731,550566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</text:p>
          </table:table-cell>
          <table:table-cell office:value-type="float" office:value="200">
            <text:p>200</text:p>
          </table:table-cell>
          <table:table-cell office:value-type="string">
            <text:p>Pa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</text:p>
          </table:table-cell>
          <table:table-cell table:style-name="ce3" office:value-type="string">
            <text:p>f[Mhz]</text:p>
          </table:table-cell>
          <table:table-cell table:style-name="ce3" office:value-type="string">
            <text:p>t</text:p>
          </table:table-cell>
          <table:table-cell table:style-name="ce3" office:value-type="string">
            <text:p>n_e</text:p>
          </table:table-cell>
          <table:table-cell table:style-name="ce8" office:value-type="string">
            <text:p>1/n_e [10^-16]</text:p>
          </table:table-cell>
          <table:table-cell table:style-name="ce3" office:value-type="string">
            <text:p>ln n_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46">
            <text:p>104,46</text:p>
          </table:table-cell>
          <table:table-cell table:style-name="ce4" table:formula="of:=14.9254*[.B32]+1173.1" office:value-type="float" office:value="2732.207284">
            <text:p>2732,21</text:p>
          </table:table-cell>
          <table:table-cell table:style-name="ce3" office:value-type="float" office:value="2100">
            <text:p>2100</text:p>
          </table:table-cell>
          <table:table-cell table:style-name="ce7" table:formula="of:=0.4234*[.$H$5]*([.C32]-[.$D$29])*1000000*8*PI()*PI()*[.$H$2]*[.$H$4]*[.$D$29]*1000000*(1/[.$H$3]^2)" office:value-type="float" office:value="372035630825062">
            <text:p>3,72E+014</text:p>
          </table:table-cell>
          <table:table-cell table:style-name="ce9" table:formula="of:=1/[.E32]*1E+016" office:value-type="float" office:value="26.8791458974589">
            <text:p>26,88</text:p>
          </table:table-cell>
          <table:table-cell table:style-name="ce4" table:formula="of:=LN([.E32])" office:value-type="float" office:value="33.5500107474027">
            <text:p>33,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488">
            <text:p>104,488</text:p>
          </table:table-cell>
          <table:table-cell table:style-name="ce4" table:formula="of:=14.9254*[.B33]+1173.1" office:value-type="float" office:value="2732.6251952">
            <text:p>2732,63</text:p>
          </table:table-cell>
          <table:table-cell table:style-name="ce3" office:value-type="float" office:value="1560">
            <text:p>1560</text:p>
          </table:table-cell>
          <table:table-cell table:style-name="ce7" table:formula="of:=0.4234*[.$H$5]*([.C33]-[.$D$29])*1000000*8*PI()*PI()*[.$H$2]*[.$H$4]*[.$D$29]*1000000*(1/[.$H$3]^2)" office:value-type="float" office:value="608785577713457">
            <text:p>6,09E+014</text:p>
          </table:table-cell>
          <table:table-cell table:style-name="ce9" table:formula="of:=1/[.E33]*1E+016" office:value-type="float" office:value="16.4261447151214">
            <text:p>16,43</text:p>
          </table:table-cell>
          <table:table-cell table:style-name="ce4" table:formula="of:=LN([.E33])" office:value-type="float" office:value="34.0424872325">
            <text:p>34,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495">
            <text:p>104,495</text:p>
          </table:table-cell>
          <table:table-cell table:style-name="ce4" table:formula="of:=14.9254*[.B34]+1173.1" office:value-type="float" office:value="2732.729673">
            <text:p>2732,73</text:p>
          </table:table-cell>
          <table:table-cell table:style-name="ce3" office:value-type="float" office:value="1160">
            <text:p>1160</text:p>
          </table:table-cell>
          <table:table-cell table:style-name="ce7" table:formula="of:=0.4234*[.$H$5]*([.C34]-[.$D$29])*1000000*8*PI()*PI()*[.$H$2]*[.$H$4]*[.$D$29]*1000000*(1/[.$H$3]^2)" office:value-type="float" office:value="667973064435620">
            <text:p>6,68E+014</text:p>
          </table:table-cell>
          <table:table-cell table:style-name="ce9" table:formula="of:=1/[.E34]*1E+016" office:value-type="float" office:value="14.9706635378316">
            <text:p>14,97</text:p>
          </table:table-cell>
          <table:table-cell table:style-name="ce4" table:formula="of:=LN([.E34])" office:value-type="float" office:value="34.135268965951">
            <text:p>34,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532">
            <text:p>104,532</text:p>
          </table:table-cell>
          <table:table-cell table:style-name="ce4" table:formula="of:=14.9254*[.B35]+1173.1" office:value-type="float" office:value="2733.2819128">
            <text:p>2733,28</text:p>
          </table:table-cell>
          <table:table-cell table:style-name="ce3" office:value-type="float" office:value="860">
            <text:p>860</text:p>
          </table:table-cell>
          <table:table-cell table:style-name="ce7" table:formula="of:=0.4234*[.$H$5]*([.C35]-[.$D$29])*1000000*8*PI()*PI()*[.$H$2]*[.$H$4]*[.$D$29]*1000000*(1/[.$H$3]^2)" office:value-type="float" office:value="980821208538519">
            <text:p>9,81E+014</text:p>
          </table:table-cell>
          <table:table-cell table:style-name="ce9" table:formula="of:=1/[.E35]*1E+016" office:value-type="float" office:value="10.1955380990391">
            <text:p>10,20</text:p>
          </table:table-cell>
          <table:table-cell table:style-name="ce4" table:formula="of:=LN([.E35])" office:value-type="float" office:value="34.5194113045905">
            <text:p>34,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556">
            <text:p>104,556</text:p>
          </table:table-cell>
          <table:table-cell table:style-name="ce4" table:formula="of:=14.9254*[.B36]+1173.1" office:value-type="float" office:value="2733.6401224">
            <text:p>2733,64</text:p>
          </table:table-cell>
          <table:table-cell table:style-name="ce3" office:value-type="float" office:value="760">
            <text:p>760</text:p>
          </table:table-cell>
          <table:table-cell table:style-name="ce7" table:formula="of:=0.4234*[.$H$5]*([.C36]-[.$D$29])*1000000*8*PI()*PI()*[.$H$2]*[.$H$4]*[.$D$29]*1000000*(1/[.$H$3]^2)" office:value-type="float" office:value="1.183749734443E+015">
            <text:p>1,18E+015</text:p>
          </table:table-cell>
          <table:table-cell table:style-name="ce9" table:formula="of:=1/[.E36]*1E+016" office:value-type="float" office:value="8.44773156777547">
            <text:p>8,45</text:p>
          </table:table-cell>
          <table:table-cell table:style-name="ce4" table:formula="of:=LN([.E36])" office:value-type="float" office:value="34.7074635360934">
            <text:p>34,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576">
            <text:p>104,576</text:p>
          </table:table-cell>
          <table:table-cell table:style-name="ce4" table:formula="of:=14.9254*[.B37]+1173.1" office:value-type="float" office:value="2733.9386304">
            <text:p>2733,94</text:p>
          </table:table-cell>
          <table:table-cell table:style-name="ce3" office:value-type="float" office:value="610">
            <text:p>610</text:p>
          </table:table-cell>
          <table:table-cell table:style-name="ce7" table:formula="of:=0.4234*[.$H$5]*([.C37]-[.$D$29])*1000000*8*PI()*PI()*[.$H$2]*[.$H$4]*[.$D$29]*1000000*(1/[.$H$3]^2)" office:value-type="float" office:value="1.35285683936332E+015">
            <text:p>1,35E+015</text:p>
          </table:table-cell>
          <table:table-cell table:style-name="ce9" table:formula="of:=1/[.E37]*1E+016" office:value-type="float" office:value="7.39176512180414">
            <text:p>7,39</text:p>
          </table:table-cell>
          <table:table-cell table:style-name="ce4" table:formula="of:=LN([.E37])" office:value-type="float" office:value="34.8409949287179">
            <text:p>34,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614">
            <text:p>104,614</text:p>
          </table:table-cell>
          <table:table-cell table:style-name="ce4" table:formula="of:=14.9254*[.B38]+1173.1" office:value-type="float" office:value="2734.5057956">
            <text:p>2734,51</text:p>
          </table:table-cell>
          <table:table-cell table:style-name="ce3" office:value-type="float" office:value="470">
            <text:p>470</text:p>
          </table:table-cell>
          <table:table-cell table:style-name="ce7" table:formula="of:=0.4234*[.$H$5]*([.C38]-[.$D$29])*1000000*8*PI()*PI()*[.$H$2]*[.$H$4]*[.$D$29]*1000000*(1/[.$H$3]^2)" office:value-type="float" office:value="1.67416033871213E+015">
            <text:p>1,67E+015</text:p>
          </table:table-cell>
          <table:table-cell table:style-name="ce9" table:formula="of:=1/[.E38]*1E+016" office:value-type="float" office:value="5.97314353277094">
            <text:p>5,97</text:p>
          </table:table-cell>
          <table:table-cell table:style-name="ce4" table:formula="of:=LN([.E38])" office:value-type="float" office:value="35.0540881441786">
            <text:p>35,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648">
            <text:p>104,648</text:p>
          </table:table-cell>
          <table:table-cell table:style-name="ce4" table:formula="of:=14.9254*[.B39]+1173.1" office:value-type="float" office:value="2735.0132592">
            <text:p>2735,01</text:p>
          </table:table-cell>
          <table:table-cell table:style-name="ce3" office:value-type="float" office:value="296">
            <text:p>296</text:p>
          </table:table-cell>
          <table:table-cell table:style-name="ce7" table:formula="of:=0.4234*[.$H$5]*([.C39]-[.$D$29])*1000000*8*PI()*PI()*[.$H$2]*[.$H$4]*[.$D$29]*1000000*(1/[.$H$3]^2)" office:value-type="float" office:value="1.96164241707678E+015">
            <text:p>1,96E+015</text:p>
          </table:table-cell>
          <table:table-cell table:style-name="ce9" table:formula="of:=1/[.E39]*1E+016" office:value-type="float" office:value="5.0977690495202">
            <text:p>5,10</text:p>
          </table:table-cell>
          <table:table-cell table:style-name="ce4" table:formula="of:=LN([.E39])" office:value-type="float" office:value="35.2125584851503">
            <text:p>35,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708">
            <text:p>104,708</text:p>
          </table:table-cell>
          <table:table-cell table:style-name="ce4" table:formula="of:=14.9254*[.B40]+1173.1" office:value-type="float" office:value="2735.9087832">
            <text:p>2735,91</text:p>
          </table:table-cell>
          <table:table-cell table:style-name="ce3" office:value-type="float" office:value="232">
            <text:p>232</text:p>
          </table:table-cell>
          <table:table-cell table:style-name="ce7" table:formula="of:=0.4234*[.$H$5]*([.C40]-[.$D$29])*1000000*8*PI()*PI()*[.$H$2]*[.$H$4]*[.$D$29]*1000000*(1/[.$H$3]^2)" office:value-type="float" office:value="2.46896373183774E+015">
            <text:p>2,47E+015</text:p>
          </table:table-cell>
          <table:table-cell table:style-name="ce9" table:formula="of:=1/[.E40]*1E+016" office:value-type="float" office:value="4.05028225852336">
            <text:p>4,05</text:p>
          </table:table-cell>
          <table:table-cell table:style-name="ce4" table:formula="of:=LN([.E40])" office:value-type="float" office:value="35.4425749157522">
            <text:p>35,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764">
            <text:p>104,764</text:p>
          </table:table-cell>
          <table:table-cell table:style-name="ce4" table:formula="of:=14.9254*[.B41]+1173.1" office:value-type="float" office:value="2736.7446056">
            <text:p>2736,74</text:p>
          </table:table-cell>
          <table:table-cell table:style-name="ce3" office:value-type="float" office:value="144">
            <text:p>144</text:p>
          </table:table-cell>
          <table:table-cell table:style-name="ce7" table:formula="of:=0.4234*[.$H$5]*([.C41]-[.$D$29])*1000000*8*PI()*PI()*[.$H$2]*[.$H$4]*[.$D$29]*1000000*(1/[.$H$3]^2)" office:value-type="float" office:value="2.94246362561504E+015">
            <text:p>2,94E+015</text:p>
          </table:table-cell>
          <table:table-cell table:style-name="ce9" table:formula="of:=1/[.E41]*1E+016" office:value-type="float" office:value="3.39851269968028">
            <text:p>3,40</text:p>
          </table:table-cell>
          <table:table-cell table:style-name="ce4" table:formula="of:=LN([.E41])" office:value-type="float" office:value="35.6180235932585">
            <text:p>35,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966">
            <text:p>104,966</text:p>
          </table:table-cell>
          <table:table-cell table:style-name="ce4" table:formula="of:=14.9254*[.B42]+1173.1" office:value-type="float" office:value="2739.7595364">
            <text:p>2739,76</text:p>
          </table:table-cell>
          <table:table-cell table:style-name="ce3" office:value-type="float" office:value="82">
            <text:p>82</text:p>
          </table:table-cell>
          <table:table-cell table:style-name="ce7" table:formula="of:=0.4234*[.$H$5]*([.C42]-[.$D$29])*1000000*8*PI()*PI()*[.$H$2]*[.$H$4]*[.$D$29]*1000000*(1/[.$H$3]^2)" office:value-type="float" office:value="4.65044538531109E+015">
            <text:p>4,65E+015</text:p>
          </table:table-cell>
          <table:table-cell table:style-name="ce9" table:formula="of:=1/[.E42]*1E+016" office:value-type="float" office:value="2.15033167179772">
            <text:p>2,15</text:p>
          </table:table-cell>
          <table:table-cell table:style-name="ce4" table:formula="of:=LN([.E42])" office:value-type="float" office:value="36.0757393917105">
            <text:p>36,08</text:p>
          </table:table-cell>
          <table:table-cell table:number-columns-repeated="3"/>
        </table:table-row>
        <table:table-row table:style-name="ro1" table:number-rows-repeated="8">
          <table:table-cell table:number-columns-repeated="10"/>
        </table:table-row>
        <table:table-row table:style-name="ro1">
          <table:table-cell/>
          <table:table-cell office:value-type="string">
            <text:p>f0</text:p>
          </table:table-cell>
          <table:table-cell office:value-type="float" office:value="104.412">
            <text:p>104,412</text:p>
          </table:table-cell>
          <table:table-cell table:formula="of:=14.9254*[.C51]+1173.1" office:value-type="float" office:value="2731.4908648">
            <text:p>2731,490864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Pa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</text:p>
          </table:table-cell>
          <table:table-cell table:style-name="ce3" office:value-type="string">
            <text:p>f[Mhz]</text:p>
          </table:table-cell>
          <table:table-cell table:style-name="ce3" office:value-type="string">
            <text:p>t</text:p>
          </table:table-cell>
          <table:table-cell table:style-name="ce3" office:value-type="string">
            <text:p>n_e</text:p>
          </table:table-cell>
          <table:table-cell table:style-name="ce8" office:value-type="string">
            <text:p>1/n_e [10^-16]</text:p>
          </table:table-cell>
          <table:table-cell table:style-name="ce3" office:value-type="string">
            <text:p>ln n_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444">
            <text:p>104,444</text:p>
          </table:table-cell>
          <table:table-cell table:style-name="ce4" table:formula="of:=14.9254*[.B54]+1173.1" office:value-type="float" office:value="2731.9684776">
            <text:p>2731,97</text:p>
          </table:table-cell>
          <table:table-cell table:style-name="ce3" office:value-type="float" office:value="1240">
            <text:p>1240</text:p>
          </table:table-cell>
          <table:table-cell table:style-name="ce7" table:formula="of:=0.4234*[.$H$5]*([.C54]-[.$D$51])*1000000*8*PI()*PI()*[.$H$2]*[.$H$4]*[.$D$51]*1000000*(1/[.$H$3]^2)" office:value-type="float" office:value="270565454182449">
            <text:p>2,71E+014</text:p>
          </table:table-cell>
          <table:table-cell table:style-name="ce9" table:formula="of:=1/[.E54]*1E+016" office:value-type="float" office:value="36.9596334100241">
            <text:p>36,96</text:p>
          </table:table-cell>
          <table:table-cell table:style-name="ce4" table:formula="of:=LN([.E54])" office:value-type="float" office:value="33.2315351597404">
            <text:p>33,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464">
            <text:p>104,464</text:p>
          </table:table-cell>
          <table:table-cell table:style-name="ce4" table:formula="of:=14.9254*[.B55]+1173.1" office:value-type="float" office:value="2732.2669856">
            <text:p>2732,27</text:p>
          </table:table-cell>
          <table:table-cell table:style-name="ce3" office:value-type="float" office:value="800">
            <text:p>800</text:p>
          </table:table-cell>
          <table:table-cell table:style-name="ce7" table:formula="of:=0.4234*[.$H$5]*([.C55]-[.$D$51])*1000000*8*PI()*PI()*[.$H$2]*[.$H$4]*[.$D$51]*1000000*(1/[.$H$3]^2)" office:value-type="float" office:value="439668863046448">
            <text:p>4,40E+014</text:p>
          </table:table-cell>
          <table:table-cell table:style-name="ce9" table:formula="of:=1/[.E55]*1E+016" office:value-type="float" office:value="22.7443897907857">
            <text:p>22,74</text:p>
          </table:table-cell>
          <table:table-cell table:style-name="ce4" table:formula="of:=LN([.E55])" office:value-type="float" office:value="33.717042975522">
            <text:p>33,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468">
            <text:p>104,468</text:p>
          </table:table-cell>
          <table:table-cell table:style-name="ce4" table:formula="of:=14.9254*[.B56]+1173.1" office:value-type="float" office:value="2732.3266872">
            <text:p>2732,33</text:p>
          </table:table-cell>
          <table:table-cell table:style-name="ce3" office:value-type="float" office:value="680">
            <text:p>680</text:p>
          </table:table-cell>
          <table:table-cell table:style-name="ce7" table:formula="of:=0.4234*[.$H$5]*([.C56]-[.$D$51])*1000000*8*PI()*PI()*[.$H$2]*[.$H$4]*[.$D$51]*1000000*(1/[.$H$3]^2)" office:value-type="float" office:value="473489544819350">
            <text:p>4,73E+014</text:p>
          </table:table-cell>
          <table:table-cell table:style-name="ce9" table:formula="of:=1/[.E56]*1E+016" office:value-type="float" office:value="21.1197905200109">
            <text:p>21,12</text:p>
          </table:table-cell>
          <table:table-cell table:style-name="ce4" table:formula="of:=LN([.E56])" office:value-type="float" office:value="33.791150947676">
            <text:p>33,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49">
            <text:p>104,49</text:p>
          </table:table-cell>
          <table:table-cell table:style-name="ce4" table:formula="of:=14.9254*[.B57]+1173.1" office:value-type="float" office:value="2732.655046">
            <text:p>2732,66</text:p>
          </table:table-cell>
          <table:table-cell table:style-name="ce3" office:value-type="float" office:value="520">
            <text:p>520</text:p>
          </table:table-cell>
          <table:table-cell table:style-name="ce7" table:formula="of:=0.4234*[.$H$5]*([.C57]-[.$D$51])*1000000*8*PI()*PI()*[.$H$2]*[.$H$4]*[.$D$51]*1000000*(1/[.$H$3]^2)" office:value-type="float" office:value="659503294569800">
            <text:p>6,60E+014</text:p>
          </table:table-cell>
          <table:table-cell table:style-name="ce9" table:formula="of:=1/[.E57]*1E+016" office:value-type="float" office:value="15.1629265271875">
            <text:p>15,16</text:p>
          </table:table-cell>
          <table:table-cell table:style-name="ce4" table:formula="of:=LN([.E57])" office:value-type="float" office:value="34.1225080836304">
            <text:p>34,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508">
            <text:p>104,508</text:p>
          </table:table-cell>
          <table:table-cell table:style-name="ce4" table:formula="of:=14.9254*[.B58]+1173.1" office:value-type="float" office:value="2732.9237032">
            <text:p>2732,92</text:p>
          </table:table-cell>
          <table:table-cell table:style-name="ce3" office:value-type="float" office:value="370">
            <text:p>370</text:p>
          </table:table-cell>
          <table:table-cell table:style-name="ce7" table:formula="of:=0.4234*[.$H$5]*([.C58]-[.$D$51])*1000000*8*PI()*PI()*[.$H$2]*[.$H$4]*[.$D$51]*1000000*(1/[.$H$3]^2)" office:value-type="float" office:value="811696362547605">
            <text:p>8,12E+014</text:p>
          </table:table-cell>
          <table:table-cell table:style-name="ce9" table:formula="of:=1/[.E58]*1E+016" office:value-type="float" office:value="12.3198778033375">
            <text:p>12,32</text:p>
          </table:table-cell>
          <table:table-cell table:style-name="ce4" table:formula="of:=LN([.E58])" office:value-type="float" office:value="34.3301474484088">
            <text:p>34,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528">
            <text:p>104,528</text:p>
          </table:table-cell>
          <table:table-cell table:style-name="ce4" table:formula="of:=14.9254*[.B59]+1173.1" office:value-type="float" office:value="2733.2222112">
            <text:p>2733,22</text:p>
          </table:table-cell>
          <table:table-cell table:style-name="ce3" office:value-type="float" office:value="216">
            <text:p>216</text:p>
          </table:table-cell>
          <table:table-cell table:style-name="ce7" table:formula="of:=0.4234*[.$H$5]*([.C59]-[.$D$51])*1000000*8*PI()*PI()*[.$H$2]*[.$H$4]*[.$D$51]*1000000*(1/[.$H$3]^2)" office:value-type="float" office:value="980799771411603">
            <text:p>9,81E+014</text:p>
          </table:table-cell>
          <table:table-cell table:style-name="ce9" table:formula="of:=1/[.E59]*1E+016" office:value-type="float" office:value="10.195760940694">
            <text:p>10,20</text:p>
          </table:table-cell>
          <table:table-cell table:style-name="ce4" table:formula="of:=LN([.E59])" office:value-type="float" office:value="34.5193894480473">
            <text:p>34,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55">
            <text:p>104,55</text:p>
          </table:table-cell>
          <table:table-cell table:style-name="ce4" table:formula="of:=14.9254*[.B60]+1173.1" office:value-type="float" office:value="2733.55057">
            <text:p>2733,55</text:p>
          </table:table-cell>
          <table:table-cell table:style-name="ce3" office:value-type="float" office:value="94">
            <text:p>94</text:p>
          </table:table-cell>
          <table:table-cell table:style-name="ce7" table:formula="of:=0.4234*[.$H$5]*([.C60]-[.$D$51])*1000000*8*PI()*PI()*[.$H$2]*[.$H$4]*[.$D$51]*1000000*(1/[.$H$3]^2)" office:value-type="float" office:value="1.16681352116205E+015">
            <text:p>1,17E+015</text:p>
          </table:table-cell>
          <table:table-cell table:style-name="ce9" table:formula="of:=1/[.E60]*1E+016" office:value-type="float" office:value="8.57034977623571">
            <text:p>8,57</text:p>
          </table:table-cell>
          <table:table-cell table:style-name="ce4" table:formula="of:=LN([.E60])" office:value-type="float" office:value="34.6930529420981">
            <text:p>34,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58">
            <text:p>104,58</text:p>
          </table:table-cell>
          <table:table-cell table:style-name="ce4" table:formula="of:=14.9254*[.B61]+1173.1" office:value-type="float" office:value="2733.998332">
            <text:p>2734,00</text:p>
          </table:table-cell>
          <table:table-cell table:style-name="ce3" office:value-type="float" office:value="78">
            <text:p>78</text:p>
          </table:table-cell>
          <table:table-cell table:style-name="ce7" table:formula="of:=0.4234*[.$H$5]*([.C61]-[.$D$51])*1000000*8*PI()*PI()*[.$H$2]*[.$H$4]*[.$D$51]*1000000*(1/[.$H$3]^2)" office:value-type="float" office:value="1.42046863445831E+015">
            <text:p>1,42E+015</text:p>
          </table:table-cell>
          <table:table-cell table:style-name="ce9" table:formula="of:=1/[.E61]*1E+016" office:value-type="float" office:value="7.0399301733357">
            <text:p>7,04</text:p>
          </table:table-cell>
          <table:table-cell table:style-name="ce4" table:formula="of:=LN([.E61])" office:value-type="float" office:value="34.8897632363442">
            <text:p>34,89</text:p>
          </table:table-cell>
          <table:table-cell table:number-columns-repeated="3"/>
        </table:table-row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office:value-type="string">
            <text:p>f0</text:p>
          </table:table-cell>
          <table:table-cell office:value-type="float" office:value="104.405">
            <text:p>104,405</text:p>
          </table:table-cell>
          <table:table-cell table:formula="of:=14.9254*[.C69]+1173.1" office:value-type="float" office:value="2731.386387">
            <text:p>2731,38638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</text:p>
          </table:table-cell>
          <table:table-cell office:value-type="float" office:value="50">
            <text:p>50</text:p>
          </table:table-cell>
          <table:table-cell office:value-type="string">
            <text:p>Pa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</text:p>
          </table:table-cell>
          <table:table-cell table:style-name="ce3" office:value-type="string">
            <text:p>f[Mhz]</text:p>
          </table:table-cell>
          <table:table-cell table:style-name="ce3" office:value-type="string">
            <text:p>t</text:p>
          </table:table-cell>
          <table:table-cell table:style-name="ce3" office:value-type="string">
            <text:p>n_e</text:p>
          </table:table-cell>
          <table:table-cell table:style-name="ce8" office:value-type="string">
            <text:p>1/n_e [10^-16]</text:p>
          </table:table-cell>
          <table:table-cell table:style-name="ce3" office:value-type="string">
            <text:p>ln n_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43">
            <text:p>104,43</text:p>
          </table:table-cell>
          <table:table-cell table:style-name="ce4" table:formula="of:=14.9254*[.B72]+1173.1" office:value-type="float" office:value="2731.759522">
            <text:p>2731,76</text:p>
          </table:table-cell>
          <table:table-cell table:style-name="ce3" office:value-type="float" office:value="820">
            <text:p>820</text:p>
          </table:table-cell>
          <table:table-cell table:style-name="ce7" table:formula="of:=0.4234*[.$H$5]*([.C72]-[.$D$69])*1000000*8*PI()*PI()*[.$H$2]*[.$H$4]*[.$D$69]*1000000*(1/[.$H$3]^2)" office:value-type="float" office:value="211371175957055">
            <text:p>2,11E+014</text:p>
          </table:table-cell>
          <table:table-cell table:style-name="ce9" table:formula="of:=1/[.E72]*1E+016" office:value-type="float" office:value="47.3101403477631">
            <text:p>47,31</text:p>
          </table:table-cell>
          <table:table-cell table:style-name="ce4" table:formula="of:=LN([.E72])" office:value-type="float" office:value="32.9846368317101">
            <text:p>32,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438">
            <text:p>104,438</text:p>
          </table:table-cell>
          <table:table-cell table:style-name="ce4" table:formula="of:=14.9254*[.B73]+1173.1" office:value-type="float" office:value="2731.8789252">
            <text:p>2731,88</text:p>
          </table:table-cell>
          <table:table-cell table:style-name="ce3" office:value-type="float" office:value="540">
            <text:p>540</text:p>
          </table:table-cell>
          <table:table-cell table:style-name="ce7" table:formula="of:=0.4234*[.$H$5]*([.C73]-[.$D$69])*1000000*8*PI()*PI()*[.$H$2]*[.$H$4]*[.$D$69]*1000000*(1/[.$H$3]^2)" office:value-type="float" office:value="279009952262921">
            <text:p>2,79E+014</text:p>
          </table:table-cell>
          <table:table-cell table:style-name="ce9" table:formula="of:=1/[.E73]*1E+016" office:value-type="float" office:value="35.8410154150223">
            <text:p>35,84</text:p>
          </table:table-cell>
          <table:table-cell table:style-name="ce4" table:formula="of:=LN([.E73])" office:value-type="float" office:value="33.262268568307">
            <text:p>33,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462">
            <text:p>104,462</text:p>
          </table:table-cell>
          <table:table-cell table:style-name="ce4" table:formula="of:=14.9254*[.B74]+1173.1" office:value-type="float" office:value="2732.2371348">
            <text:p>2732,24</text:p>
          </table:table-cell>
          <table:table-cell table:style-name="ce3" office:value-type="float" office:value="410">
            <text:p>410</text:p>
          </table:table-cell>
          <table:table-cell table:style-name="ce7" table:formula="of:=0.4234*[.$H$5]*([.C74]-[.$D$69])*1000000*8*PI()*PI()*[.$H$2]*[.$H$4]*[.$D$69]*1000000*(1/[.$H$3]^2)" office:value-type="float" office:value="481926281181550">
            <text:p>4,82E+014</text:p>
          </table:table-cell>
          <table:table-cell table:style-name="ce9" table:formula="of:=1/[.E74]*1E+016" office:value-type="float" office:value="20.7500615560595">
            <text:p>20,75</text:p>
          </table:table-cell>
          <table:table-cell table:style-name="ce4" table:formula="of:=LN([.E74])" office:value-type="float" office:value="33.8088122746753">
            <text:p>33,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474">
            <text:p>104,474</text:p>
          </table:table-cell>
          <table:table-cell table:style-name="ce4" table:formula="of:=14.9254*[.B75]+1173.1" office:value-type="float" office:value="2732.4162396">
            <text:p>2732,42</text:p>
          </table:table-cell>
          <table:table-cell table:style-name="ce3" office:value-type="float" office:value="310">
            <text:p>310</text:p>
          </table:table-cell>
          <table:table-cell table:style-name="ce7" table:formula="of:=0.4234*[.$H$5]*([.C75]-[.$D$69])*1000000*8*PI()*PI()*[.$H$2]*[.$H$4]*[.$D$69]*1000000*(1/[.$H$3]^2)" office:value-type="float" office:value="583384445641122">
            <text:p>5,83E+014</text:p>
          </table:table-cell>
          <table:table-cell table:style-name="ce9" table:formula="of:=1/[.E75]*1E+016" office:value-type="float" office:value="17.1413551984752">
            <text:p>17,14</text:p>
          </table:table-cell>
          <table:table-cell table:style-name="ce4" table:formula="of:=LN([.E75])" office:value-type="float" office:value="33.9998675114386">
            <text:p>34,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5">
            <text:p>104,5</text:p>
          </table:table-cell>
          <table:table-cell table:style-name="ce4" table:formula="of:=14.9254*[.B76]+1173.1" office:value-type="float" office:value="2732.8043">
            <text:p>2732,80</text:p>
          </table:table-cell>
          <table:table-cell table:style-name="ce3" office:value-type="float" office:value="196">
            <text:p>196</text:p>
          </table:table-cell>
          <table:table-cell table:style-name="ce7" table:formula="of:=0.4234*[.$H$5]*([.C76]-[.$D$69])*1000000*8*PI()*PI()*[.$H$2]*[.$H$4]*[.$D$69]*1000000*(1/[.$H$3]^2)" office:value-type="float" office:value="803210468636088">
            <text:p>8,03E+014</text:p>
          </table:table-cell>
          <table:table-cell table:style-name="ce9" table:formula="of:=1/[.E76]*1E+016" office:value-type="float" office:value="12.450036933633">
            <text:p>12,45</text:p>
          </table:table-cell>
          <table:table-cell table:style-name="ce4" table:formula="of:=LN([.E76])" office:value-type="float" office:value="34.3196378984415">
            <text:p>34,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52">
            <text:p>104,52</text:p>
          </table:table-cell>
          <table:table-cell table:style-name="ce4" table:formula="of:=14.9254*[.B77]+1173.1" office:value-type="float" office:value="2733.102808">
            <text:p>2733,10</text:p>
          </table:table-cell>
          <table:table-cell table:style-name="ce3" office:value-type="float" office:value="136">
            <text:p>136</text:p>
          </table:table-cell>
          <table:table-cell table:style-name="ce7" table:formula="of:=0.4234*[.$H$5]*([.C77]-[.$D$69])*1000000*8*PI()*PI()*[.$H$2]*[.$H$4]*[.$D$69]*1000000*(1/[.$H$3]^2)" office:value-type="float" office:value="972307409401526">
            <text:p>9,72E+014</text:p>
          </table:table-cell>
          <table:table-cell table:style-name="ce9" table:formula="of:=1/[.E77]*1E+016" office:value-type="float" office:value="10.2848131190887">
            <text:p>10,28</text:p>
          </table:table-cell>
          <table:table-cell table:style-name="ce4" table:formula="of:=LN([.E77])" office:value-type="float" office:value="34.5106931352042">
            <text:p>34,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53">
            <text:p>104,53</text:p>
          </table:table-cell>
          <table:table-cell table:style-name="ce4" table:formula="of:=14.9254*[.B78]+1173.1" office:value-type="float" office:value="2733.252062">
            <text:p>2733,25</text:p>
          </table:table-cell>
          <table:table-cell table:style-name="ce3" office:value-type="float" office:value="96">
            <text:p>96</text:p>
          </table:table-cell>
          <table:table-cell table:style-name="ce7" table:formula="of:=0.4234*[.$H$5]*([.C78]-[.$D$69])*1000000*8*PI()*PI()*[.$H$2]*[.$H$4]*[.$D$69]*1000000*(1/[.$H$3]^2)" office:value-type="float" office:value="1.05685587978425E+015">
            <text:p>1,06E+015</text:p>
          </table:table-cell>
          <table:table-cell table:style-name="ce9" table:formula="of:=1/[.E78]*1E+016" office:value-type="float" office:value="9.46202806956184">
            <text:p>9,46</text:p>
          </table:table-cell>
          <table:table-cell table:style-name="ce4" table:formula="of:=LN([.E78])" office:value-type="float" office:value="34.5940747441432">
            <text:p>34,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552">
            <text:p>104,552</text:p>
          </table:table-cell>
          <table:table-cell table:style-name="ce4" table:formula="of:=14.9254*[.B79]+1173.1" office:value-type="float" office:value="2733.5804208">
            <text:p>2733,58</text:p>
          </table:table-cell>
          <table:table-cell table:style-name="ce3" office:value-type="float" office:value="74">
            <text:p>74</text:p>
          </table:table-cell>
          <table:table-cell table:style-name="ce7" table:formula="of:=0.4234*[.$H$5]*([.C79]-[.$D$69])*1000000*8*PI()*PI()*[.$H$2]*[.$H$4]*[.$D$69]*1000000*(1/[.$H$3]^2)" office:value-type="float" office:value="1.24286251462654E+015">
            <text:p>1,24E+015</text:p>
          </table:table-cell>
          <table:table-cell table:style-name="ce9" table:formula="of:=1/[.E79]*1E+016" office:value-type="float" office:value="8.04594223602027">
            <text:p>8,05</text:p>
          </table:table-cell>
          <table:table-cell table:style-name="ce4" table:formula="of:=LN([.E79])" office:value-type="float" office:value="34.7561935936199">
            <text:p>34,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572">
            <text:p>104,572</text:p>
          </table:table-cell>
          <table:table-cell table:style-name="ce4" table:formula="of:=14.9254*[.B80]+1173.1" office:value-type="float" office:value="2733.8789288">
            <text:p>2733,88</text:p>
          </table:table-cell>
          <table:table-cell table:style-name="ce3" office:value-type="float" office:value="50">
            <text:p>50</text:p>
          </table:table-cell>
          <table:table-cell table:style-name="ce7" table:formula="of:=0.4234*[.$H$5]*([.C80]-[.$D$69])*1000000*8*PI()*PI()*[.$H$2]*[.$H$4]*[.$D$69]*1000000*(1/[.$H$3]^2)" office:value-type="float" office:value="1.41195945539197E+015">
            <text:p>1,41E+015</text:p>
          </table:table-cell>
          <table:table-cell table:style-name="ce9" table:formula="of:=1/[.E80]*1E+016" office:value-type="float" office:value="7.08235633949128">
            <text:p>7,08</text:p>
          </table:table-cell>
          <table:table-cell table:style-name="ce4" table:formula="of:=LN([.E80])" office:value-type="float" office:value="34.8837548192578">
            <text:p>34,88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>
            <text:p>reombinace</text:p>
          </table:table-cell>
          <table:table-cell/>
          <table:table-cell office:value-type="string">
            <text:p>difuze</text:p>
          </table:table-cell>
          <table:table-cell/>
          <table:table-cell table:style-name="ce2" office:value-type="string">
            <text:p>P [Pa]</text:p>
          </table:table-cell>
          <table:table-cell table:style-name="ce2" office:value-type="string">
            <text:p>D [m^2 s-1]</text:p>
          </table:table-cell>
          <table:table-cell table:style-name="ce2" office:value-type="string">
            <text:p>sigmaD</text:p>
          </table:table-cell>
          <table:table-cell table:style-name="ce2" office:value-type="string">
            <text:p>alfa</text:p>
          </table:table-cell>
          <table:table-cell table:style-name="ce2" office:value-type="string">
            <text:p>sigmaalfa</text:p>
          </table:table-cell>
          <table:table-cell table:style-name="ce2" office:value-type="string">
            <text:p>n_hr</text:p>
          </table:table-cell>
        </table:table-row>
        <table:table-row table:style-name="ro1">
          <table:table-cell table:style-name="ce1" office:value-type="float" office:value="1.1543211387235E-018">
            <text:p>1,15E-018</text:p>
          </table:table-cell>
          <table:table-cell table:style-name="ce1" office:value-type="float" office:value="2.5218769038645E-020">
            <text:p>2,52E-020</text:p>
          </table:table-cell>
          <table:table-cell table:style-name="ce1" office:value-type="float" office:value="-0.0010602680452172">
            <text:p>-1,06E-003</text:p>
          </table:table-cell>
          <table:table-cell table:style-name="ce1" office:value-type="float" office:value="0.000070650041855615">
            <text:p>7,07E-005</text:p>
          </table:table-cell>
          <table:table-cell table:style-name="ce2" office:value-type="float" office:value="500">
            <text:p>500</text:p>
          </table:table-cell>
          <table:table-cell table:style-name="ce2" table:formula="of:=-[.C87]*1000000*[.$B$94]" office:value-type="float" office:value="0.0148480879080905">
            <text:p>0,0148480879</text:p>
          </table:table-cell>
          <table:table-cell table:style-name="ce2" table:formula="of:=[.D87]*1000000*[.$B$94]" office:value-type="float" office:value="0.000989389463272516">
            <text:p>0,0009893895</text:p>
          </table:table-cell>
          <table:table-cell table:style-name="ce10" table:formula="of:=[.A87]*1000000" office:value-type="float" office:value="0.0000000000011543211387235">
            <text:p>1,154E-12</text:p>
          </table:table-cell>
          <table:table-cell table:style-name="ce10" table:formula="of:=[.B87]*1000000" office:value-type="float" office:value="0.000000000000025218769038645">
            <text:p>2,522E-14</text:p>
          </table:table-cell>
          <table:table-cell table:style-name="ce2" table:formula="of:=[.F87]/([.H87]*[.$B$94])" office:value-type="float" office:value="918520860139226">
            <text:p>918520860139226</text:p>
          </table:table-cell>
        </table:table-row>
        <table:table-row table:style-name="ro1">
          <table:table-cell table:style-name="ce1" office:value-type="float" office:value="1.1395334504968E-018">
            <text:p>1,14E-018</text:p>
          </table:table-cell>
          <table:table-cell table:style-name="ce1" office:value-type="float" office:value="6.0868967975691E-020">
            <text:p>6,09E-020</text:p>
          </table:table-cell>
          <table:table-cell table:style-name="ce1" office:value-type="float" office:value="-0.00091694338550893">
            <text:p>-9,17E-004</text:p>
          </table:table-cell>
          <table:table-cell table:style-name="ce1" office:value-type="float" office:value="0.000069595427812916">
            <text:p>6,96E-005</text:p>
          </table:table-cell>
          <table:table-cell table:style-name="ce2" office:value-type="float" office:value="200">
            <text:p>200</text:p>
          </table:table-cell>
          <table:table-cell table:style-name="ce2" table:formula="of:=-[.C88]*1000000*[.$B$94]" office:value-type="float" office:value="0.0128409566394031">
            <text:p>0,0128409566</text:p>
          </table:table-cell>
          <table:table-cell table:style-name="ce2" table:formula="of:=[.D88]*1000000*[.$B$94]" office:value-type="float" office:value="0.000974620554518038">
            <text:p>0,0009746206</text:p>
          </table:table-cell>
          <table:table-cell table:style-name="ce10" table:formula="of:=[.A88]*1000000" office:value-type="float" office:value="0.0000000000011395334504968">
            <text:p>1,140E-12</text:p>
          </table:table-cell>
          <table:table-cell table:style-name="ce10" table:formula="of:=[.B88]*1000000" office:value-type="float" office:value="0.000000000000060868967975691">
            <text:p>6,087E-14</text:p>
          </table:table-cell>
          <table:table-cell table:style-name="ce2" table:formula="of:=[.F88]/([.H88]*[.$B$94])" office:value-type="float" office:value="804665615659788">
            <text:p>804665615659788</text:p>
          </table:table-cell>
        </table:table-row>
        <table:table-row table:style-name="ro1">
          <table:table-cell table:style-name="ce1" office:value-type="float" office:value="1.6730930413161E-018">
            <text:p>1,67E-018</text:p>
          </table:table-cell>
          <table:table-cell table:style-name="ce1" office:value-type="float" office:value="1.4588299994318E-019">
            <text:p>1,46E-019</text:p>
          </table:table-cell>
          <table:table-cell table:style-name="ce1" office:value-type="float" office:value="-0.0013823830493054">
            <text:p>-1,38E-003</text:p>
          </table:table-cell>
          <table:table-cell table:style-name="ce1" office:value-type="float" office:value="0.000084536959207702">
            <text:p>8,45E-005</text:p>
          </table:table-cell>
          <table:table-cell table:style-name="ce2" office:value-type="float" office:value="100">
            <text:p>100</text:p>
          </table:table-cell>
          <table:table-cell table:style-name="ce2" table:formula="of:=-[.C89]*1000000*[.$B$94]" office:value-type="float" office:value="0.0193590150446683">
            <text:p>0,019359015</text:p>
          </table:table-cell>
          <table:table-cell table:style-name="ce2" table:formula="of:=[.D89]*1000000*[.$B$94]" office:value-type="float" office:value="0.00118386308769825">
            <text:p>0,0011838631</text:p>
          </table:table-cell>
          <table:table-cell table:style-name="ce10" table:formula="of:=[.A89]*1000000" office:value-type="float" office:value="0.0000000000016730930413161">
            <text:p>1,673E-12</text:p>
          </table:table-cell>
          <table:table-cell table:style-name="ce10" table:formula="of:=[.B89]*1000000" office:value-type="float" office:value="0.00000000000014588299994318">
            <text:p>1,459E-13</text:p>
          </table:table-cell>
          <table:table-cell table:style-name="ce2" table:formula="of:=[.F89]/([.H89]*[.$B$94])" office:value-type="float" office:value="826243977572210">
            <text:p>826243977572210</text:p>
          </table:table-cell>
        </table:table-row>
        <table:table-row table:style-name="ro1">
          <table:table-cell table:style-name="ce1" office:value-type="float" office:value="3.7634919425293E-018">
            <text:p>3,76E-018</text:p>
          </table:table-cell>
          <table:table-cell table:style-name="ce1" office:value-type="float" office:value="8.6860044885811E-020">
            <text:p>8,69E-020</text:p>
          </table:table-cell>
          <table:table-cell table:style-name="ce1" office:value-type="float" office:value="-0.0025303512264498">
            <text:p>-2,53E-003</text:p>
          </table:table-cell>
          <table:table-cell table:style-name="ce1" office:value-type="float" office:value="0.00018755838230676">
            <text:p>1,88E-004</text:p>
          </table:table-cell>
          <table:table-cell table:style-name="ce2" office:value-type="float" office:value="50">
            <text:p>50</text:p>
          </table:table-cell>
          <table:table-cell table:style-name="ce2" table:formula="of:=-[.C90]*1000000*[.$B$94]" office:value-type="float" office:value="0.035435263392263">
            <text:p>0,0354352634</text:p>
          </table:table-cell>
          <table:table-cell table:style-name="ce2" table:formula="of:=[.D90]*1000000*[.$B$94]" office:value-type="float" office:value="0.00262658425004172">
            <text:p>0,0026265843</text:p>
          </table:table-cell>
          <table:table-cell table:style-name="ce10" table:formula="of:=[.A90]*1000000" office:value-type="float" office:value="0.0000000000037634919425293">
            <text:p>3,763E-12</text:p>
          </table:table-cell>
          <table:table-cell table:style-name="ce10" table:formula="of:=[.B90]*1000000" office:value-type="float" office:value="0.000000000000086860044885811">
            <text:p>8,686E-14</text:p>
          </table:table-cell>
          <table:table-cell table:style-name="ce2" table:formula="of:=[.F90]/([.H90]*[.$B$94])" office:value-type="float" office:value="672341342851194">
            <text:p>67234134285119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lmbda</text:p>
          </table:table-cell>
          <table:table-cell table:formula="of:=0.009/2.405" office:value-type="float" office:value="0.00374220374220374">
            <text:p>0,0037422037</text:p>
          </table:table-cell>
          <table:table-cell table:number-columns-repeated="8"/>
        </table:table-row>
        <table:table-row table:style-name="ro1">
          <table:table-cell office:value-type="string">
            <text:p>Lambda^2</text:p>
          </table:table-cell>
          <table:table-cell table:formula="of:=[.B93]^2" office:value-type="float" office:value="0.0000140040888481637">
            <text:p>1,40040888481637E-005</text:p>
          </table:table-cell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2">
          <table:table-cell/>
          <table:table-cell table:style-name="ce2" office:value-type="string">
            <text:p>P [Pa]</text:p>
          </table:table-cell>
          <table:table-cell office:value-type="string">
            <text:p>alfa</text:p>
          </table:table-cell>
          <table:table-cell office:value-type="string">
            <text:p>sigma alfa</text:p>
          </table:table-cell>
          <table:table-cell office:value-type="string">
            <text:p>D</text:p>
          </table:table-cell>
          <table:table-cell office:value-type="string">
            <text:p>sD</text:p>
          </table:table-cell>
          <table:table-cell office:value-type="string">
            <text:p>ne</text:p>
          </table:table-cell>
          <table:table-cell office:value-type="string">
            <text:p>sne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</table:table-row>
        <table:table-row table:style-name="ro1">
          <table:table-cell/>
          <table:table-cell table:style-name="ce2" office:value-type="float" office:value="500">
            <text:p>500</text:p>
          </table:table-cell>
          <table:table-cell table:style-name="ce5" office:value-type="float" office:value="0.0000000000010254113688034">
            <text:p>1,025E-012</text:p>
          </table:table-cell>
          <table:table-cell table:style-name="ce5" office:value-type="float" office:value="0.000000000000050489712858755">
            <text:p>5,049E-014</text:p>
          </table:table-cell>
          <table:table-cell table:style-name="ce5" table:formula="of:=[.I101]*0.000014" office:value-type="float" office:value="0.00156742801904052">
            <text:p>1,567E-003</text:p>
          </table:table-cell>
          <table:table-cell table:style-name="ce5" table:formula="of:=[.J101]*0.000014" office:value-type="float" office:value="0.00294598289226766">
            <text:p>2,946E-003</text:p>
          </table:table-cell>
          <table:table-cell table:style-name="ce5" office:value-type="float" office:value="4.9490946696825E+016">
            <text:p>4,949E+016</text:p>
          </table:table-cell>
          <table:table-cell table:style-name="ce5" office:value-type="float" office:value="7.8220110537868E+015">
            <text:p>7,822E+015</text:p>
          </table:table-cell>
          <table:table-cell table:style-name="ce5" office:value-type="float" office:value="111.95914421718">
            <text:p>1,120E+002</text:p>
          </table:table-cell>
          <table:table-cell table:style-name="ce5" office:value-type="float" office:value="210.42734944769">
            <text:p>2,104E+002</text:p>
          </table:table-cell>
        </table:table-row>
        <table:table-row table:style-name="ro1">
          <table:table-cell/>
          <table:table-cell table:style-name="ce2" office:value-type="float" office:value="200">
            <text:p>200</text:p>
          </table:table-cell>
          <table:table-cell table:style-name="ce5" office:value-type="float" office:value="0.00000000000050144795631287">
            <text:p>5,014E-013</text:p>
          </table:table-cell>
          <table:table-cell table:style-name="ce5" office:value-type="float" office:value="0.0000000000006922480411995">
            <text:p>6,922E-013</text:p>
          </table:table-cell>
          <table:table-cell table:style-name="ce5" table:formula="of:=[.I102]*0.000014" office:value-type="float" office:value="0.0086814652551578">
            <text:p>8,681E-003</text:p>
          </table:table-cell>
          <table:table-cell table:style-name="ce5" table:formula="of:=[.J102]*0.000014" office:value-type="float" office:value="0.0138947813799768">
            <text:p>1,389E-002</text:p>
          </table:table-cell>
          <table:table-cell table:style-name="ce5" office:value-type="float" office:value="3.8309516989995E+015">
            <text:p>3,831E+015</text:p>
          </table:table-cell>
          <table:table-cell table:style-name="ce5" office:value-type="float" office:value="2.3852420539937E+015">
            <text:p>2,385E+015</text:p>
          </table:table-cell>
          <table:table-cell table:style-name="ce5" office:value-type="float" office:value="620.1046610827">
            <text:p>6,201E+002</text:p>
          </table:table-cell>
          <table:table-cell table:style-name="ce5" office:value-type="float" office:value="992.48438428406">
            <text:p>9,925E+002</text:p>
          </table:table-cell>
        </table:table-row>
        <table:table-row table:style-name="ro1">
          <table:table-cell/>
          <table:table-cell table:style-name="ce2" office:value-type="float" office:value="100">
            <text:p>100</text:p>
          </table:table-cell>
          <table:table-cell table:style-name="ce5" office:value-type="float" office:value="0.0000000000010997940821125">
            <text:p>1,100E-012</text:p>
          </table:table-cell>
          <table:table-cell table:style-name="ce5" office:value-type="float" office:value="0.00000000000087723759702052">
            <text:p>8,772E-013</text:p>
          </table:table-cell>
          <table:table-cell table:style-name="ce5" table:formula="of:=[.I103]*0.000014" office:value-type="float" office:value="0.00968566342555658">
            <text:p>9,686E-003</text:p>
          </table:table-cell>
          <table:table-cell table:style-name="ce5" table:formula="of:=[.J103]*0.000014" office:value-type="float" office:value="0.00950353513195842">
            <text:p>9,504E-003</text:p>
          </table:table-cell>
          <table:table-cell table:style-name="ce5" office:value-type="float" office:value="1.5748512213935E+015">
            <text:p>1,575E+015</text:p>
          </table:table-cell>
          <table:table-cell table:style-name="ce5" office:value-type="float" office:value="132215603148530">
            <text:p>1,322E+014</text:p>
          </table:table-cell>
          <table:table-cell table:style-name="ce5" office:value-type="float" office:value="691.83310182547">
            <text:p>6,918E+002</text:p>
          </table:table-cell>
          <table:table-cell table:style-name="ce5" office:value-type="float" office:value="678.82393799703">
            <text:p>6,788E+002</text:p>
          </table:table-cell>
        </table:table-row>
        <table:table-row table:style-name="ro1">
          <table:table-cell/>
          <table:table-cell table:style-name="ce2" office:value-type="float" office:value="50">
            <text:p>50</text:p>
          </table:table-cell>
          <table:table-cell table:style-name="ce5" office:value-type="float" office:value="0.0000000000027528913001754">
            <text:p>2,753E-012</text:p>
          </table:table-cell>
          <table:table-cell table:style-name="ce5" office:value-type="float" office:value="0.00000000000083768221233836">
            <text:p>8,377E-013</text:p>
          </table:table-cell>
          <table:table-cell table:style-name="ce5" table:formula="of:=[.I104]*0.000014" office:value-type="float" office:value="0.0146875435628404">
            <text:p>1,469E-002</text:p>
          </table:table-cell>
          <table:table-cell table:style-name="ce5" table:formula="of:=[.J104]*0.000014" office:value-type="float" office:value="0.00857271314673102">
            <text:p>8,573E-003</text:p>
          </table:table-cell>
          <table:table-cell table:style-name="ce5" office:value-type="float" office:value="1.81377314111E+015">
            <text:p>1,814E+015</text:p>
          </table:table-cell>
          <table:table-cell table:style-name="ce5" office:value-type="float" office:value="121610860365120">
            <text:p>1,216E+014</text:p>
          </table:table-cell>
          <table:table-cell table:style-name="ce5" office:value-type="float" office:value="1049.1102544886">
            <text:p>1,049E+003</text:p>
          </table:table-cell>
          <table:table-cell table:style-name="ce5" office:value-type="float" office:value="612.33665333793">
            <text:p>6,123E+002</text:p>
          </table:table-cell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scientific-number number:decimal-places="3" number:min-integer-digits="1" number:min-exponent-digits="2"/>
    </number:number-style>
    <number:number-style style:name="N111">
      <number:scientific-number number:decimal-places="3" number:min-integer-digits="1" number:min-exponent-digits="3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3.04.2012</text:date>, <text:time>14:16:1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ie </meta:initial-creator>
    <meta:creation-date>2012-03-22T13:00:37</meta:creation-date>
    <dc:date>2012-04-03T14:16:15</dc:date>
    <dc:creator>Paulie </dc:creator>
    <meta:editing-duration>PT11H17M10S</meta:editing-duration>
    <meta:editing-cycles>38</meta:editing-cycles>
    <meta:generator>LibreOffice/3.4$Linux LibreOffice_project/340m1$Build-502</meta:generator>
    <meta:document-statistic meta:table-count="3" meta:cell-count="405" meta:object-count="0"/>
  </office:meta>
</office:document-meta>
</file>